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 OF JERUSALEM (48:1, 3-8, 10-11, 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D OF JERUSALEM (48:1, 3-8, 10-11, 14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great (4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defends the city (48:3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 makes the city secure (48:8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e executes justice (48:10-11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e guides the people (48:14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SALM 48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GOD OF JERUSALEM (48:1, 3-8, 10-11, 1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JERUSALEM OF GOD (48:1-2, 9, 12-13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JERUSALEM OF GOD (48:1-2, 9, 12-13):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t has magnificent elevation (4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t has the Temple (48:9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t has towers (48:12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 has fortified walls and citadels (48:13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4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GOD OF JERUSALEM (48:1, 3-8, 10-11, 14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JERUSALEM OF GOD (48:1-2, 9, 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8 </dc:title>
    <meta:initial-creator>David STRICKLAND</meta:initial-creator>
    <dc:creator>David STRICKLAND</dc:creator>
    <meta:creation-date>2020-02-22T19:33:03Z</meta:creation-date>
    <dc:date>2020-02-22T19:33:03Z</dc:date>
    <meta:template xlink:href="BibleStudy" xlink:type="simple"/>
    <meta:editing-cycles>1</meta:editing-cycles>
    <meta:editing-duration>PT0S</meta:editing-duration>
    <meta:document-statistic meta:paragraph-count="19" meta:word-count="163"/>
  </office:meta>
</office:document-meta>
</file>